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5.014cm" fo:min-width="6.5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2.5cm" fo:min-width="3.75cm" style:writing-mode="lr-tb"/>
      <style:paragraph-properties style:writing-mode="lr-tb"/>
    </style:style>
    <style:style style:name="gr3" style:family="graphic" style:parent-style-name="objectwithoutfill" style:list-style-name="L1">
      <style:graphic-properties draw:marker-end="Puntas_20_de_20_flecha_20_1" draw:marker-end-width="0.3cm" draw:fill="none" draw:textarea-vertical-align="top"/>
      <style:paragraph-properties style:writing-mode="lr-tb"/>
    </style:style>
    <style:style style:name="gr4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1.75cm" fo:min-width="3.75cm" style:writing-mode="lr-tb"/>
      <style:paragraph-properties style:writing-mode="lr-tb"/>
    </style:style>
    <style:style style:name="gr5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1.25cm" fo:min-width="8.5cm" style:writing-mode="lr-tb"/>
      <style:paragraph-properties style:writing-mode="lr-tb"/>
    </style:style>
    <style:style style:name="gr6" style:family="graphic" style:parent-style-name="objectwithoutfill" style:list-style-name="L1">
      <style:graphic-properties draw:marker-end="Puntas_20_de_20_flecha_20_2" draw:marker-end-width="0.3cm" draw:fill="none" draw:textarea-vertical-align="top"/>
      <style:paragraph-properties style:writing-mode="lr-tb"/>
    </style:style>
    <style:style style:name="gr7" style:family="graphic" style:parent-style-name="objectwithoutfill" style:list-style-name="L1">
      <style:graphic-properties draw:marker-end="Puntas_20_de_20_flecha_20_3" draw:marker-end-width="0.3cm" draw:fill="none" draw:textarea-vertical-align="middle"/>
      <style:paragraph-properties style:writing-mode="lr-tb"/>
    </style:style>
    <style:style style:name="gr8" style:family="graphic" style:parent-style-name="objectwithoutfill" style:list-style-name="L1">
      <style:graphic-properties draw:marker-end="Puntas_20_de_20_flecha_20_4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Puntas_20_de_20_flecha_20_5" draw:marker-end-width="0.3cm" draw:fill="none" draw:textarea-vertical-align="top"/>
      <style:paragraph-properties style:writing-mode="lr-tb"/>
    </style:style>
    <style:style style:name="gr10" style:family="graphic" style:parent-style-name="objectwithoutfill">
      <style:graphic-properties draw:marker-end="Puntas_20_de_20_flecha_20_6" draw:marker-end-width="0.3cm" draw:fill="none" draw:textarea-vertical-align="top"/>
      <style:paragraph-properties style:writing-mode="lr-tb"/>
    </style:style>
    <style:style style:name="gr11" style:family="graphic" style:parent-style-name="objectwithoutfill">
      <style:graphic-properties draw:marker-end="Puntas_20_de_20_flecha_20_7" draw:marker-end-width="0.3cm" draw:fill="none" draw:textarea-vertical-align="top"/>
      <style:paragraph-properties style:writing-mode="lr-tb"/>
    </style:style>
    <style:style style:name="gr12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1.75cm" fo:min-width="4.75cm" style:writing-mode="lr-tb"/>
      <style:paragraph-properties style:writing-mode="lr-tb"/>
    </style:style>
    <style:style style:name="gr13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1cm" fo:min-width="4.75cm" style:writing-mode="lr-tb"/>
      <style:paragraph-properties style:writing-mode="lr-tb"/>
    </style:style>
    <style:style style:name="gr14" style:family="graphic" style:parent-style-name="objectwithoutfill">
      <style:graphic-properties draw:marker-end="Puntas_20_de_20_flecha_20_8" draw:marker-end-width="0.3cm" draw:fill="none" draw:textarea-vertical-align="top"/>
      <style:paragraph-properties style:writing-mode="lr-tb"/>
    </style:style>
    <style:style style:name="P1" style:family="paragraph">
      <style:paragraph-properties fo:text-align="start"/>
      <style:text-properties fo:font-size="11pt" style:font-size-asian="14pt" style:font-size-complex="14pt"/>
    </style:style>
    <style:style style:name="P2" style:family="paragraph">
      <loext:graphic-properties draw:fill="solid" draw:fill-color="#ffffd7"/>
      <style:paragraph-properties fo:text-align="start" style:writing-mode="lr-tb"/>
      <style:text-properties fo:font-size="11pt" style:font-size-asian="14pt" style:font-size-complex="14pt"/>
    </style:style>
    <style:style style:name="P3" style:family="paragraph">
      <style:paragraph-properties fo:margin-left="1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1.1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1.1cm" fo:margin-bottom="0cm" fo:line-height="100%" fo:text-align="start" fo:text-indent="0cm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fo:font-size="11pt"/>
    </style:style>
    <style:style style:name="P10" style:family="paragraph">
      <loext:graphic-properties draw:fill="none"/>
      <style:paragraph-properties fo:text-align="center"/>
      <style:text-properties fo:font-size="11pt"/>
    </style:style>
    <style:style style:name="P11" style:family="paragraph">
      <style:paragraph-properties fo:margin-left="0cm" fo:margin-right="0cm" fo:margin-top="0cm" fo:margin-bottom="0cm" fo:line-height="100%" fo:text-align="end" fo:text-indent="0cm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7cm" svg:height="5.264cm" draw:transform="skewX (0.00122173047639603) rotate (0.00122173047639603) translate (1cm 0.99cm)">
          <draw:glue-point draw:id="8" svg:x="5cm" svg:y="-2.592cm"/>
          <draw:glue-point draw:id="9" svg:x="5cm" svg:y="3.096cm"/>
          <draw:glue-point draw:id="10" svg:x="3.571cm" svg:y="4.992cm"/>
          <draw:glue-point draw:id="11" svg:x="-3.571cm" svg:y="5.002cm"/>
          <text:p text:style-name="P1"><text:span text:style-name="T1">SVGDrawing.js:</text:span></text:p>
          <text:p text:style-name="P1"><text:span text:style-name="T1"><text:s/></text:span><text:span text:style-name="T1">- createMarkerArrow()</text:span></text:p>
          <text:p text:style-name="P1"><text:span text:style-name="T1"><text:s/></text:span><text:span text:style-name="T1">- drawSegment()</text:span></text:p>
          <text:p text:style-name="P1"><text:span text:style-name="T1"><text:s/></text:span><text:span text:style-name="T1">- drawCircle()</text:span></text:p>
          <text:p text:style-name="P1"><text:span text:style-name="T1"><text:s/></text:span><text:span text:style-name="T1">- textWithSubscript()</text:span></text:p>
          <text:p text:style-name="P1"><text:span text:style-name="T1"><text:s/></text:span><text:span text:style-name="T1">- renderMathExpression()</text:span></text:p>
          <text:p text:style-name="P1"><text:span text:style-name="T1"><text:s/></text:span><text:span text:style-name="T1">- writeText()</text:span></text:p>
          <text:p text:style-name="P1"><text:span text:style-name="T1"><text:s/></text:span><text:span text:style-name="T1">- writeVerticalText()</text:span></text:p>
          <text:p text:style-name="P1"><text:span text:style-name="T1"><text:s/></text:span><text:span text:style-name="T1">- generateFunctionPoints()</text:span></text:p>
          <text:p text:style-name="P1"><text:span text:style-name="T1"><text:s/></text:span><text:span text:style-name="T1">- validateObjec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4.25cm" svg:height="2.75cm" svg:x="16.5cm" svg:y="1cm">
          <draw:glue-point draw:id="8" svg:x="5cm" svg:y="2.5cm"/>
          <draw:glue-point draw:id="9" svg:x="5cm" svg:y="-2.5cm"/>
          <text:p text:style-name="P1"><text:span text:style-name="T1">vectorsPage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6.5cm" svg:y1="2.375cm" svg:x2="8cm" svg:y2="2.251cm" draw:start-shape="id1" draw:start-glue-point="5" draw:end-shape="id2" draw:end-glue-point="8" svg:d="M16500 2375h-4249v-124h-4251" svg:viewBox="0 0 8501 125">
          <text:p text:style-name="P3"><text:span text:style-name="T2">Import {createMarkerArrow}</text:span></text:p>
          <text:p text:style-name="P3"><text:span text:style-name="T2">Import {textWithSubscript}</text:span></text:p>
          <text:p text:style-name="P3"><text:span text:style-name="T2">Import {renderMathExpression}</text:span></text:p>
        </draw:connector>
        <draw:custom-shape draw:style-name="gr4" draw:text-style-name="P2" xml:id="id3" draw:id="id3" draw:layer="layout" svg:width="4.25cm" svg:height="2cm" svg:x="16.5cm" svg:y="4.206cm">
          <draw:glue-point draw:id="8" svg:x="5cm" svg:y="2.72cm"/>
          <draw:glue-point draw:id="9" svg:x="5cm" svg:y="-3.53cm"/>
          <text:p text:style-name="P1"><text:span text:style-name="T1">kinematicsPage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9cm" svg:height="1.5cm" svg:x="9cm" svg:y="10.25cm">
          <draw:glue-point draw:id="8" svg:x="5cm" svg:y="-1.666cm"/>
          <draw:glue-point draw:id="9" svg:x="5cm" svg:y="1.666cm"/>
          <text:p text:style-name="P1"><text:span text:style-name="T1">CartesianPlane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6.5cm" svg:y1="5.206cm" svg:x2="8cm" svg:y2="5.249cm" draw:start-shape="id3" draw:start-glue-point="5" draw:end-shape="id2" draw:end-glue-point="9" svg:d="M16500 5206h-4249v43h-4251" svg:viewBox="0 0 8501 44">
          <text:p text:style-name="P5"><text:span text:style-name="T3"><text:s text:c="2"/></text:span><text:span text:style-name="T2">Import {createMarkerArrow}</text:span></text:p>
          <text:p text:style-name="P5"><text:span text:style-name="T2"><text:s text:c="2"/></text:span><text:span text:style-name="T3">Import {generateFunctionPoints}</text:span></text:p>
        </draw:connector>
        <draw:custom-shape draw:style-name="gr5" draw:text-style-name="P2" xml:id="id5" draw:id="id5" draw:layer="layout" svg:width="9cm" svg:height="1.5cm" svg:x="9cm" svg:y="14cm">
          <draw:glue-point draw:id="8" svg:x="5cm" svg:y="-3.333cm"/>
          <draw:glue-point draw:id="9" svg:x="5cm" svg:y="3.333cm"/>
          <text:p text:style-name="P1"><text:span text:style-name="T1">EuclideanSpace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9cm" svg:y1="11cm" svg:x2="6.999cm" svg:y2="6.249cm" draw:start-shape="id4" draw:start-glue-point="5" draw:end-shape="id2" draw:end-glue-point="10" svg:d="M9000 11000h-2001v-4751" svg:viewBox="0 0 2002 4752">
          <text:p text:style-name="P5"><text:span text:style-name="T2">Import {validateObject()}</text:span></text:p>
          <text:p text:style-name="P5"><text:span text:style-name="T2">Import {DrawCircle()}</text:span></text:p>
          <text:p text:style-name="P5"><text:span text:style-name="T2">Import {DrawSegment()}</text:span></text:p>
          <text:p text:style-name="P5"><text:span text:style-name="T2">Import {writeText()}</text:span></text:p>
          <text:p text:style-name="P5"><text:span text:style-name="T3">Import {</text:span><text:span text:style-name="T2">writeVerticalText()}</text:span></text:p>
        </draw:connector>
        <draw:connector draw:style-name="gr8" draw:text-style-name="P8" draw:layer="layout" svg:x1="9cm" svg:y1="14.75cm" svg:x2="2.001cm" svg:y2="6.254cm" draw:start-shape="id5" draw:start-glue-point="5" draw:end-shape="id2" draw:end-glue-point="11" svg:d="M9000 14750h-6999v-8496" svg:viewBox="0 0 7000 8497">
          <text:p text:style-name="P7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Import {validateObject()}</text:span></text:p>
          <text:p text:style-name="P5"><text:span text:style-name="T2">Import {DrawCircle()}</text:span></text:p>
          <text:p text:style-name="P5"><text:span text:style-name="T2">Import {DrawSegment()}</text:span></text:p>
          <text:p text:style-name="P5"><text:span text:style-name="T2">Import {writeText()}</text:span></text:p>
        </draw:connector>
        <draw:connector draw:style-name="gr9" draw:text-style-name="P10" draw:layer="layout" draw:line-skew="4.748cm" svg:x1="20.75cm" svg:y1="5.75cm" svg:x2="18cm" svg:y2="10.751cm" draw:start-shape="id3" draw:start-glue-point="8" draw:end-shape="id4" draw:end-glue-point="8" svg:d="M20750 5750h5250v5001h-8000" svg:viewBox="0 0 8001 5002">
          <text:p text:style-name="P9"><text:span text:style-name="T4">import CartesianPlane</text:span></text:p>
        </draw:connector>
        <draw:connector draw:style-name="gr10" draw:text-style-name="P10" draw:layer="layout" draw:line-skew="6.998cm" svg:x1="20.75cm" svg:y1="1.688cm" svg:x2="18cm" svg:y2="15.249cm" draw:start-shape="id1" draw:start-glue-point="9" draw:end-shape="id5" draw:end-glue-point="9" svg:d="M20750 1688h7500v13561h-10250" svg:viewBox="0 0 10251 13562">
          <text:p text:style-name="P9"><text:span text:style-name="T4">Import EuclideanSpace</text:span></text:p>
        </draw:connector>
        <draw:connector draw:style-name="gr11" draw:text-style-name="P10" draw:layer="layout" draw:line-skew="6.498cm" svg:x1="20.75cm" svg:y1="3.062cm" svg:x2="18cm" svg:y2="11.249cm" draw:start-shape="id1" draw:start-glue-point="8" draw:end-shape="id4" draw:end-glue-point="9" svg:d="M20750 3062h7000v8187h-9750" svg:viewBox="0 0 9751 8188">
          <text:p text:style-name="P9"><text:span text:style-name="T4">import CartesianPlane</text:span></text:p>
        </draw:connector>
        <draw:custom-shape draw:style-name="gr12" draw:text-style-name="P2" draw:layer="layout" svg:width="5.25cm" svg:height="2cm" svg:x="2cm" svg:y="17cm">
          <text:p text:style-name="P1"><text:span text:style-name="T1">Only HTML:</text:span></text:p>
          <text:p text:style-name="P1"><text:span text:style-name="T1">- SelectLanguageIndex.js</text:span></text:p>
          <text:p text:style-name="P1"><text:span text:style-name="T1">- vectorsForm.js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layer="layout" svg:width="5.25cm" svg:height="1.25cm" svg:x="13cm" svg:y="17cm">
          <text:p text:style-name="P1"><text:span text:style-name="T1">SelectLanguageIndex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2" draw:layer="layout" draw:line-skew="5.998cm" svg:x1="20.75cm" svg:y1="4.5cm" svg:x2="18cm" svg:y2="14.251cm" draw:start-shape="id3" draw:start-glue-point="9" draw:end-shape="id5" draw:end-glue-point="8" svg:d="M20750 4500h6500v9751h-9250" svg:viewBox="0 0 9251 9752">
          <text:p text:style-name="P11"><text:span text:style-name="T4">Import EuclideanSpac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12T11:50:43.314000000</meta:creation-date>
    <dc:date>2025-07-13T19:33:52.392000000</dc:date>
    <meta:editing-duration>PT14H6M2S</meta:editing-duration>
    <meta:editing-cycles>8</meta:editing-cycles>
    <meta:generator>LibreOffice/7.5.1.2$Windows_X86_64 LibreOffice_project/fcbaee479e84c6cd81291587d2ee68cba099e129</meta:generator>
    <meta:document-statistic meta:object-count="15"/>
  </office:meta>
</office:document-meta>
</file>